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viernes </text:span><text:span text:style-name="T47">(05/09/2014)</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viernes </text:span><text:span text:style-name="T35">(05/09/2014)</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CEM-PC-02-01-0051-2014</text:span><text:span text:style-name="T8">; objeto</text:span> <text:span text:style-name="T58">- 200 CONSERVACIÓN Y REPARACIONES MENORES DE QUIPOS DE TRANSPORTE, TRACCIÓN Y ELEVACIÓN-ALARMA PARA VEHICULO</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Lcda. Milagros Rivas</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